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29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2" table:number-rows-spanned="1">
            <text:p>Notas dos Alunos da Disciplina – Programação de Computadores</text:p>
          </table:table-cell>
          <table:covered-table-cell table:style-name="ce4"/>
          <table:table-cell office:value-type="string">
            <text:p>1 EE</text:p>
          </table:table-cell>
          <table:table-cell office:value-type="string">
            <text:p>2 EE</text:p>
          </table:table-cell>
          <table:table-cell office:value-type="string">
            <text:p>2 CHAM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andre Gomes Cabral</text:p>
          </table:table-cell>
          <table:table-cell table:style-name="ce5" office:value-type="float" office:value="1">
            <text:p>1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los André Barros da Silva</text:p>
          </table:table-cell>
          <table:table-cell table:style-name="ce5" office:value-type="float" office:value="3.5">
            <text:p>3,5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urts Miranda Peixoto Junior</text:p>
          </table:table-cell>
          <table:table-cell table:style-name="ce5" office:value-type="float" office:value="6.2">
            <text:p>6,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ario Gustavo do Nasciment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diraldo dos Santos Lima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rika Albino Ribeiro</text:p>
          </table:table-cell>
          <table:table-cell office:value-type="float" office:value="5.2">
            <text:p>5,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ryedja Lins da Silva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elipe Gomes da Silva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ilson GOME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ERMES JOSE DIAS GOUVEIA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GRID DINARA BATISTA DA SILVA</text:p>
          </table:table-cell>
          <table:table-cell office:value-type="float" office:value="1.5">
            <text:p>1,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ADILAINE SALES VELOSO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AIRTON GALDINHO DA SILV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ÃO HENRIQUE LINS DA FOSECA</text:p>
          </table:table-cell>
          <table:table-cell office:value-type="float" office:value="9.7">
            <text:p>9,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EL MENEZES DOS SANTOS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RGE ALBERTO MARINHO DE ARAUJO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RGE LEAL DE SOUZA MENDES</text:p>
          </table:table-cell>
          <table:table-cell office:value-type="float" office:value="9.2">
            <text:p>9,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SE EMILIO DE AZEVEDO SARMENTO JUNIO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KAYRO FÉLLYX HENRIQUE PEREIRA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UIZ CARLOS SILVA NASCIMENTO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SMAR MACEDO NEVES</text:p>
          </table:table-cell>
          <table:table-cell office:value-type="float" office:value="4.1">
            <text:p>4,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AFAEL BATISTA DA SILVA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NALDO NUNES PORTO</text:p>
          </table:table-cell>
          <table:table-cell office:value-type="float" office:value="3.2">
            <text:p>3,2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SÍLVIO SILVA DE AQUINO</text:p>
          </table:table-cell>
          <table:table-cell table:number-columns-repeated="2" office:value-type="string">
            <text:p>F</text:p>
          </table:table-cell>
          <table:table-cell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STEVENS FERREIRA DA ROCHA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number:fill-character> </number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number:fill-character> </number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6:41:24.58</meta:creation-date>
    <dc:date>2013-06-10T16:50:37.27</dc:date>
    <meta:editing-duration>P0D</meta:editing-duration>
    <meta:editing-cycles>1</meta:editing-cycles>
    <meta:document-statistic meta:table-count="1" meta:cell-count="105" meta:object-count="0"/>
    <meta:generator>LibreOffice/4.0.2.2$Windows_x86 LibreOffice_project/4c82dcdd6efcd48b1d8bba66bfe1989deee49c3</meta:generator>
  </office:meta>
</office:document-meta>
</file>